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Arial1" svg:font-family="Arial" style:font-family-generic="roman"/>
    <style:font-face style:name="Arial Unicode MS" svg:font-family="'Arial Unicode MS'" style:font-family-generic="roman"/>
    <style:font-face style:name="Courier" svg:font-family="Courier" style:font-family-generic="roman"/>
    <style:font-face style:name="Lohit Hindi" svg:font-family="'Lohit Hindi'" style:font-family-generic="roman"/>
    <style:font-face style:name="Courier 10 Pitch" svg:font-family="'Courier 10 Pitch'" style:font-pitch="fixed"/>
    <style:font-face style:name="Courier1"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2pt" officeooo:rsid="000b0794" officeooo:paragraph-rsid="000b0794" style:font-size-asian="10.5pt" style:font-size-complex="12pt"/>
    </style:style>
    <style:style style:name="P2" style:family="paragraph" style:parent-style-name="Text_20_body">
      <style:text-properties style:font-name="Arial" officeooo:rsid="000e1226" officeooo:paragraph-rsid="000e1226"/>
    </style:style>
    <style:style style:name="P3" style:family="paragraph" style:parent-style-name="Text_20_body">
      <style:text-properties style:font-name="Courier 10 Pitch" fo:font-size="12pt" officeooo:rsid="000b0794" officeooo:paragraph-rsid="000b0794" style:font-size-asian="10.5pt" style:font-size-complex="12pt"/>
    </style:style>
    <style:style style:name="P4" style:family="paragraph" style:parent-style-name="Text_20_body">
      <style:text-properties style:font-name="Courier 10 Pitch" fo:font-size="12pt" officeooo:rsid="000b0794" officeooo:paragraph-rsid="000c18ec" style:font-size-asian="10.5pt" style:font-size-complex="12pt"/>
    </style:style>
    <style:style style:name="P5" style:family="paragraph" style:parent-style-name="Text_20_body">
      <style:text-properties style:font-name="Courier 10 Pitch" officeooo:rsid="000e1226" officeooo:paragraph-rsid="000e1226"/>
    </style:style>
    <style:style style:name="P6" style:family="paragraph" style:parent-style-name="Default">
      <style:paragraph-properties fo:text-align="center" style:justify-single-word="false"/>
    </style:style>
    <style:style style:name="P7" style:family="paragraph" style:parent-style-name="Default">
      <style:text-properties fo:font-style="normal" style:font-style-asian="normal" style:font-style-complex="normal"/>
    </style:style>
    <style:style style:name="P8" style:family="paragraph" style:parent-style-name="Default">
      <style:text-properties fo:font-style="italic" style:font-style-asian="italic" style:font-style-complex="italic"/>
    </style:style>
    <style:style style:name="P9" style:family="paragraph" style:parent-style-name="Default">
      <style:text-properties style:font-name="Arial"/>
    </style:style>
    <style:style style:name="P10" style:family="paragraph" style:parent-style-name="Default">
      <style:text-properties style:font-name="Arial" fo:font-style="italic" style:font-style-asian="italic" style:font-style-complex="italic"/>
    </style:style>
    <style:style style:name="P11" style:family="paragraph" style:parent-style-name="Default">
      <style:text-properties officeooo:rsid="000b0794" officeooo:paragraph-rsid="000b0794"/>
    </style:style>
    <style:style style:name="P12" style:family="paragraph" style:parent-style-name="Default" style:master-page-name="">
      <style:paragraph-properties fo:margin-left="2.0075in" fo:margin-right="0in" fo:margin-top="0in" fo:margin-bottom="0in" style:contextual-spacing="false" fo:orphans="2" fo:widows="2" fo:text-indent="-1.998in" style:auto-text-indent="false" style:page-number="auto" style:writing-mode="lr-tb"/>
    </style:style>
    <style:style style:name="P13" style:family="paragraph" style:parent-style-name="Default" style:master-page-name="">
      <style:paragraph-properties fo:margin-left="2.0075in" fo:margin-right="0in" fo:margin-top="0in" fo:margin-bottom="0in" style:contextual-spacing="false" fo:orphans="2" fo:widows="2" fo:text-indent="-2.0075in" style:auto-text-indent="false" style:page-number="auto" style:writing-mode="lr-tb"/>
    </style:style>
    <style:style style:name="P14" style:family="paragraph" style:parent-style-name="Heading_20_2">
      <style:text-properties style:font-name="Arial" fo:font-size="16pt" style:font-size-asian="16pt" style:font-size-complex="16pt"/>
    </style:style>
    <style:style style:name="P15" style:family="paragraph" style:parent-style-name="Heading_20_2">
      <style:text-properties fo:font-size="16pt" style:font-size-asian="16pt" style:font-size-complex="16pt"/>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officeooo:paragraph-rsid="00077f26"/>
    </style:style>
    <style:style style:name="T1" style:family="text">
      <style:text-properties style:font-name="Arial1"/>
    </style:style>
    <style:style style:name="T2" style:family="text">
      <style:text-properties style:font-name="Arial1" fo:font-size="14pt" style:font-size-asian="14pt"/>
    </style:style>
    <style:style style:name="T3" style:family="text">
      <style:text-properties style:font-name="Arial1" fo:font-size="16pt" style:font-size-asian="16pt"/>
    </style:style>
    <style:style style:name="T4" style:family="text">
      <style:text-properties style:font-name="Arial1" fo:font-size="10pt" style:font-size-asian="10pt"/>
    </style:style>
    <style:style style:name="T5" style:family="text">
      <style:text-properties style:font-name="Arial1" fo:font-size="10pt" fo:font-style="italic" style:font-size-asian="10pt" style:font-style-asian="italic"/>
    </style:style>
    <style:style style:name="T6" style:family="text">
      <style:text-properties style:font-name="Arial1" fo:font-size="10pt" fo:font-style="italic" style:font-size-asian="10pt" style:font-style-asian="italic" style:font-style-complex="italic"/>
    </style:style>
    <style:style style:name="T7" style:family="text">
      <style:text-properties style:font-name="Arial1" fo:font-size="10pt" fo:font-style="normal" style:font-size-asian="10pt" style:font-style-asian="normal" style:font-style-complex="normal"/>
    </style:style>
    <style:style style:name="T8" style:family="text">
      <style:text-properties fo:font-size="12pt" style:font-size-asian="12pt"/>
    </style:style>
    <style:style style:name="T9" style:family="text">
      <style:text-properties style:font-name="Courier" fo:font-size="14pt" style:font-size-asian="14pt"/>
    </style:style>
    <style:style style:name="T10" style:family="text">
      <style:text-properties style:font-name="Courier" fo:font-size="14pt" fo:font-style="italic" style:font-size-asian="14pt" style:font-style-asian="italic"/>
    </style:style>
    <style:style style:name="T11" style:family="text">
      <style:text-properties style:font-name="Courier" fo:font-size="10pt" style:font-size-asian="10pt"/>
    </style:style>
    <style:style style:name="T12" style:family="text">
      <style:text-properties style:font-name="Courier" fo:font-size="10pt" fo:font-style="italic" style:font-size-asian="10pt" style:font-style-asian="italic"/>
    </style:style>
    <style:style style:name="T13" style:family="text">
      <style:text-properties style:font-name="Courier" fo:font-size="10pt" fo:font-style="normal" style:font-size-asian="10pt" style:font-style-asian="normal" style:font-style-complex="normal"/>
    </style:style>
    <style:style style:name="T14" style:family="text">
      <style:text-properties style:font-name="Courier" fo:font-size="16pt" style:font-size-asian="16pt"/>
    </style:style>
    <style:style style:name="T15" style:family="text">
      <style:text-properties style:font-name="Courier" fo:font-size="16pt" fo:font-style="italic" style:font-size-asian="16pt" style:font-style-asian="italic"/>
    </style:style>
    <style:style style:name="T16" style:family="text">
      <style:text-properties style:font-name="Courier" fo:font-size="16pt" fo:font-style="italic" style:font-size-asian="16pt" style:font-style-asian="italic" style:font-style-complex="italic"/>
    </style:style>
    <style:style style:name="T17" style:family="text">
      <style:text-properties style:font-name="Courier" fo:font-size="16pt" fo:font-style="normal" style:font-size-asian="16pt" style:font-style-asian="normal" style:font-style-complex="normal"/>
    </style:style>
    <style:style style:name="T18" style:family="text">
      <style:text-properties style:font-name="Courier" fo:font-size="12pt" style:font-size-asian="12pt"/>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font-size="10pt" fo:font-style="normal" style:font-size-asian="10pt" style:font-style-asian="normal" style:font-style-complex="normal"/>
    </style:style>
    <style:style style:name="T22" style:family="text">
      <style:text-properties fo:font-style="italic" style:font-style-asian="italic"/>
    </style:style>
    <style:style style:name="T23" style:family="text">
      <style:text-properties style:font-name="Arial"/>
    </style:style>
    <style:style style:name="T24" style:family="text">
      <style:text-properties style:font-name="Arial" fo:font-size="10pt" style:font-size-asian="10pt"/>
    </style:style>
    <style:style style:name="T25" style:family="text">
      <style:text-properties style:font-name="Arial" fo:font-size="10pt" fo:font-style="italic" style:font-size-asian="10pt" style:font-style-asian="italic" style:font-style-complex="italic"/>
    </style:style>
    <style:style style:name="T26" style:family="text">
      <style:text-properties style:font-name="Arial" fo:font-size="10pt" fo:font-style="normal" style:font-size-asian="10pt" style:font-style-asian="normal" style:font-style-complex="normal"/>
    </style:style>
    <style:style style:name="T27" style:family="text">
      <style:text-properties style:font-name="Arial" fo:font-size="10pt" fo:font-weight="bold" style:font-size-asian="10pt" style:font-weight-asian="bold"/>
    </style:style>
    <style:style style:name="T28" style:family="text">
      <style:text-properties style:font-name="Arial" officeooo:rsid="000c18ec"/>
    </style:style>
    <style:style style:name="T29" style:family="text">
      <style:text-properties fo:font-size="14pt" style:font-size-asian="14pt"/>
    </style:style>
    <style:style style:name="T30" style:family="text">
      <style:text-properties fo:font-size="16pt" style:font-size-asian="14pt" style:font-size-complex="16pt"/>
    </style:style>
    <style:style style:name="T31" style:family="text">
      <style:text-properties fo:font-style="normal" style:font-style-asian="normal" style:font-style-complex="normal"/>
    </style:style>
    <style:style style:name="T32" style:family="text">
      <style:text-properties style:font-name="Courier 10 Pitch"/>
    </style:style>
    <style:style style:name="T33" style:family="text">
      <style:text-properties style:font-name="Courier 10 Pitch" fo:font-size="10pt" fo:font-weight="normal" style:font-size-asian="10pt" style:font-weight-asian="normal" style:font-weight-complex="normal"/>
    </style:style>
    <style:style style:name="T34" style:family="text">
      <style:text-properties style:font-name="Courier 10 Pitch" fo:font-size="10pt" style:font-size-asian="10pt"/>
    </style:style>
    <style:style style:name="T35" style:family="text">
      <style:text-properties officeooo:rsid="000c18ec"/>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1in">
          <style:column style:rel-width="5760*" fo:start-indent="0in" fo:end-indent="0.05in"/>
          <style:column style:rel-width="5760*" fo:start-indent="0.05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QL Cheatsheet</text:span></text:p>
      <text:p text:style-name="P6"><text:span text:style-name="T2">Understanding data with SQL</text:span></text:p>
      <text:h text:style-name="Heading_20_2" text:outline-level="2"><text:span text:style-name="T3">Clauses</text:span></text:h>
      <text:p text:style-name="P9"><text:span text:style-name="T8">Clauses are distinct parts of an SQL statement. Put each on its own line and capitalize as below to increase legibility. Here are the five you will find most useful for understanding data:</text:span></text:p>
      <text:p text:style-name="Standard"/>
      <text:p text:style-name="Default"><text:span text:style-name="T9">SELECT<text:tab/><text:tab/><text:tab/></text:span><text:span text:style-name="T4">List the columns you want to show. </text:span><text:span text:style-name="T11">*</text:span><text:span text:style-name="T19"> </text:span><text:span text:style-name="T24">selects all columns.</text:span></text:p>
      <text:p text:style-name="Default"><text:span text:style-name="T9">FROM </text:span><text:span text:style-name="T10">table<text:tab/><text:tab/></text:span><text:span text:style-name="T7">Specify the table you want. For example, </text:span><text:span text:style-name="T13">FROM citibike</text:span></text:p>
      <text:p text:style-name="P12"><text:span text:style-name="T9">WHERE </text:span><text:span text:style-name="T10">conditions<text:tab/></text:span><text:span text:style-name="T7">Place conditions on the rows that will be shown. Combine conditions with </text:span><text:span text:style-name="T13">AND</text:span><text:span text:style-name="T21"> </text:span><text:span text:style-name="T26">and</text:span><text:span text:style-name="T21"> </text:span><text:span text:style-name="T13">OR</text:span><text:span text:style-name="T26"> (for example, </text:span><text:span text:style-name="T13">bikes &gt;= 5 AND bikes &lt; 10</text:span><text:span text:style-name="T21"> </text:span><text:span text:style-name="T26">would choose rows where </text:span><text:span text:style-name="T13">bikes</text:span><text:span text:style-name="T26"> is greater than or equal to five and less than ten). Negate them with </text:span><text:span text:style-name="T13">NOT</text:span><text:span text:style-name="T26"> (for example </text:span><text:span text:style-name="T13">NOT</text:span><text:span text:style-name="T11"> bikes = 3</text:span><text:span text:style-name="T24">) would choose rows where </text:span><text:span text:style-name="T11">bikes</text:span><text:span text:style-name="T24"> is not three.</text:span></text:p>
      <text:p text:style-name="Default"><text:span text:style-name="T9">GROUP BY </text:span><text:span text:style-name="T10">column<text:tab/></text:span><text:span text:style-name="T7">Group the output by the column. </text:span><text:span text:style-name="T26">See </text:span><text:span text:style-name="T27">Count in groups </text:span><text:span text:style-name="T24">below for an example.</text:span></text:p>
      <text:p text:style-name="P13"><text:span text:style-name="T9">ORDER BY </text:span><text:span text:style-name="T10">column<text:tab/></text:span><text:span text:style-name="T7">Order the output by the column. Add </text:span><text:span text:style-name="T11">ASC</text:span><text:span text:style-name="T24"> to order ascending (lowest to highest value), </text:span><text:span text:style-name="T11">DESC</text:span><text:span text:style-name="T24"> to order descending (highest to lowest value). For example, </text:span><text:span text:style-name="T11">ORDER BY bikes DESC</text:span><text:span text:style-name="T24"> would order rows by </text:span><text:span text:style-name="T11">bikes</text:span><text:span text:style-name="T24">, highest to lowest.</text:span></text:p>
      <text:p text:style-name="Default"><text:span text:style-name="T10"/></text:p>
      <text:h text:style-name="P14" text:outline-level="2"><text:span text:style-name="T22">Common Queries</text:span></text:h>
      <text:section text:style-name="Sect2" text:name="Section1">
        <text:h text:style-name="Heading_20_3" text:outline-level="3"><text:span text:style-name="T3">View all</text:span></text:h>
        <text:p text:style-name="Default"><text:span text:style-name="T5">This is the default statement in applications such as CartoDB.</text:span></text:p>
        <text:p text:style-name="P7"><text:span text:style-name="T14">SELECT *</text:span></text:p>
        <text:p text:style-name="Default"><text:span text:style-name="T14">FROM </text:span><text:span text:style-name="T15">table</text:span></text:p>
        <text:p text:style-name="Default"><text:span text:style-name="T10"/></text:p>
        <text:p text:style-name="Default"><text:span text:style-name="T5">For example:</text:span></text:p>
        <text:p text:style-name="P7"><text:span text:style-name="T18">SELECT *</text:span></text:p>
        <text:p text:style-name="Default"><text:span text:style-name="T18">FROM citibike</text:span></text:p>
        <text:h text:style-name="P16" text:outline-level="3"><text:span text:style-name="T3">Filter</text:span></text:h>
        <text:p text:style-name="P10"><text:span text:style-name="T19">Only show the rows that match the given conditions. See </text:span><text:span text:style-name="T20">Clauses</text:span><text:span text:style-name="T19">, above, for more details on conditions.</text:span></text:p>
        <text:p text:style-name="P7"><text:span text:style-name="T14">SELECT *</text:span></text:p>
        <text:p text:style-name="Default"><text:span text:style-name="T14">FROM </text:span><text:span text:style-name="T15">table</text:span></text:p>
        <text:p text:style-name="Default"><text:span text:style-name="T14">WHERE </text:span><text:span text:style-name="T15">conditions</text:span></text:p>
        <text:p text:style-name="Default"><text:span text:style-name="T10"/></text:p>
        <text:p text:style-name="Default"><text:span text:style-name="T5">For example:</text:span></text:p>
        <text:p text:style-name="P7"><text:span text:style-name="T18">SELECT *</text:span></text:p>
        <text:p text:style-name="Default"><text:span text:style-name="T18">FROM citibike</text:span></text:p>
        <text:p text:style-name="Default"><text:span text:style-name="T18">WHERE bikes &gt;= 5</text:span></text:p>
        <text:h text:style-name="Heading_20_3" text:outline-level="3"><text:span text:style-name="T3">Count</text:span></text:h>
        <text:p text:style-name="Default"><text:span text:style-name="T12">SELECT</text:span><text:span text:style-name="T19"> </text:span><text:span text:style-name="T25">can do more than pick columns. It can also aggregate columns. Get the number of rows in a table:</text:span></text:p>
        <text:p text:style-name="P7"><text:span text:style-name="T14">SELECT COUNT(*)</text:span></text:p>
        <text:p text:style-name="Default"><text:span text:style-name="T14">FROM </text:span><text:span text:style-name="T15">table</text:span></text:p>
        <text:p text:style-name="Default"><text:span text:style-name="T15"/></text:p>
        <text:p text:style-name="Default"><text:span text:style-name="T5">For example:</text:span></text:p>
        <text:p text:style-name="P7"><text:span text:style-name="T18">SELECT COUNT(*)</text:span></text:p>
        <text:p text:style-name="Default"><text:span text:style-name="T18">FROM citibike</text:span></text:p>
        <text:h text:style-name="Heading_20_3" text:outline-level="3"><text:span text:style-name="T3">Count and filter</text:span></text:h>
        <text:p text:style-name="Default"><text:span text:style-name="T5">Add a </text:span><text:span text:style-name="T11">WHERE</text:span><text:span text:style-name="T19"> </text:span><text:span text:style-name="T25">clause to the above to count only the rows you are interested in.</text:span></text:p>
        <text:p text:style-name="P7"><text:span text:style-name="T14">SELECT COUNT(*)</text:span></text:p>
        <text:p text:style-name="Default"><text:span text:style-name="T14">FROM </text:span><text:span text:style-name="T15">table</text:span></text:p>
        <text:p text:style-name="Default"><text:span text:style-name="T14">WHERE </text:span><text:span text:style-name="T15">conditions</text:span></text:p>
        <text:p text:style-name="Default"><text:span text:style-name="T10"/></text:p>
        <text:p text:style-name="Default"><text:span text:style-name="T5">For example:</text:span></text:p>
        <text:p text:style-name="P7"><text:span text:style-name="T18">SELECT COUNT(*)</text:span></text:p>
        <text:p text:style-name="Default"><text:span text:style-name="T18">FROM citibike</text:span></text:p>
        <text:p text:style-name="Default"><text:span text:style-name="T18">WHERE bikes &gt;= 5</text:span></text:p>
        <text:h text:style-name="Heading_20_3" text:outline-level="3"><text:soft-page-break/><text:span text:style-name="T3">Count in groups</text:span></text:h>
        <text:p text:style-name="P8"><text:span text:style-name="T4">Group rows by their value in a column, then count the number of rows in each group. Handy for answering questions </text:span></text:p>
        <text:p text:style-name="Default"><text:span text:style-name="T6">like “How many stations are there in each borough?”</text:span><text:span text:style-name="T4"> </text:span></text:p>
        <text:p text:style-name="Default"><text:span text:style-name="T17">SELECT </text:span><text:span text:style-name="T16">column</text:span><text:span text:style-name="T17">, COU</text:span><text:span text:style-name="T14">NT(*)</text:span></text:p>
        <text:p text:style-name="Default"><text:span text:style-name="T14">FROM </text:span><text:span text:style-name="T15">table</text:span></text:p>
        <text:p text:style-name="Default"><text:span text:style-name="T14">GROUP BY </text:span><text:span text:style-name="T15">column</text:span></text:p>
        <text:p text:style-name="Default"><text:span text:style-name="T15"/></text:p>
        <text:p text:style-name="Default"><text:span text:style-name="T5">For example:</text:span></text:p>
        <text:p text:style-name="P7"><text:span text:style-name="T18">SELECT borough, COUNT(*)</text:span></text:p>
        <text:p text:style-name="Default"><text:span text:style-name="T18">FROM citibike</text:span></text:p>
        <text:p text:style-name="Default"><text:span text:style-name="T18">GROUP BY borough</text:span></text:p>
        <text:h text:style-name="Heading_20_3" text:outline-level="3"><text:span text:style-name="T3">Count in groups and filter</text:span></text:h>
        <text:p text:style-name="P8"><text:span text:style-name="T4">Group filtered rows by their value in a column, then count the number of rows in each group. “How many stations</text:span></text:p>
        <text:p text:style-name="P8"><text:span text:style-name="T4">are there in each borough that meet my criteria?”</text:span></text:p>
        <text:p text:style-name="Default"><text:span text:style-name="T17">SELECT </text:span><text:span text:style-name="T15">column</text:span><text:span text:style-name="T14">, COUNT(*)</text:span></text:p>
        <text:p text:style-name="Default"><text:span text:style-name="T14">FROM </text:span><text:span text:style-name="T15">table</text:span></text:p>
        <text:p text:style-name="Default"><text:span text:style-name="T14">WHERE </text:span><text:span text:style-name="T15">conditions</text:span></text:p>
        <text:p text:style-name="Default"><text:span text:style-name="T14">GROUP BY </text:span><text:span text:style-name="T15">column</text:span></text:p>
        <text:p text:style-name="Default"><text:span text:style-name="T10"/></text:p>
        <text:p text:style-name="Default"><text:span text:style-name="T5">For example:</text:span></text:p>
        <text:p text:style-name="P7"><text:span text:style-name="T18">SELECT borough, COUNT(*)</text:span></text:p>
        <text:p text:style-name="Default"><text:span text:style-name="T18">FROM citibike</text:span></text:p>
        <text:p text:style-name="Default"><text:span text:style-name="T18">WHERE bikes &gt; 1</text:span></text:p>
        <text:p text:style-name="Default"><text:span text:style-name="T18">GROUP BY borough</text:span></text:p>
        <text:h text:style-name="Heading_20_3" text:outline-level="3"><text:span text:style-name="T3">Find unique values in a column</text:span></text:h>
        <text:p text:style-name="P8"><text:span text:style-name="T11">SELECT</text:span><text:span text:style-name="T19"> has more tricks up its sleeve. Here it is used to quickly give us all of the unique values in a column by using </text:span><text:span text:style-name="T11">DISTINCT</text:span><text:span text:style-name="T19">. This is handy for understanding a column in a database that is new to you. “What's in here?”</text:span></text:p>
        <text:p text:style-name="P7"><text:span text:style-name="T14">SELECT DISTINCT(</text:span><text:span text:style-name="T16">column</text:span><text:span text:style-name="T14">)</text:span></text:p>
        <text:p text:style-name="Default"><text:span text:style-name="T14">FROM </text:span><text:span text:style-name="T15">table</text:span></text:p>
        <text:p text:style-name="Default"><text:span text:style-name="T15"/></text:p>
        <text:p text:style-name="Default"><text:span text:style-name="T5">For example:</text:span></text:p>
        <text:p text:style-name="P7"><text:span text:style-name="T18">SELECT DISTINCT(borough)</text:span></text:p>
        <text:p text:style-name="Default"><text:span text:style-name="T18">FROM citibike</text:span></text:p>
        <text:h text:style-name="Heading_20_3" text:outline-level="3"><text:span text:style-name="T3">Find the range of a column</text:span></text:h>
        <text:p text:style-name="P10"><text:span text:style-name="T19">More </text:span><text:span text:style-name="T33">SELECT</text:span><text:span text:style-name="T19"> fun. Get the range of values in a column with </text:span><text:span text:style-name="T34">MIN</text:span><text:span text:style-name="T19"> and </text:span><text:span text:style-name="T34">MAX</text:span><text:span text:style-name="T19">. As above, this is useful for understanding a column in a database that is new to you.</text:span></text:p>
        <text:p text:style-name="P7"><text:span text:style-name="T14">SELECT MIN(</text:span><text:span text:style-name="T16">column</text:span><text:span text:style-name="T14">), MAX(</text:span><text:span text:style-name="T16">column</text:span><text:span text:style-name="T14">)</text:span></text:p>
        <text:p text:style-name="Default"><text:span text:style-name="T14">FROM </text:span><text:span text:style-name="T15">table</text:span></text:p>
        <text:p text:style-name="Default"><text:span text:style-name="T15"/></text:p>
        <text:p text:style-name="Default"><text:span text:style-name="T5">For example:</text:span></text:p>
        <text:p text:style-name="P7"><text:span text:style-name="T18">SELECT MIN(bikes), MAX(bikes)</text:span></text:p>
        <text:p text:style-name="Default"><text:span text:style-name="T18">FROM citibike</text:span></text:p>
        <text:h text:style-name="P17" text:outline-level="3"><text:span text:style-name="T3">Find unique values in a column, filter</text:span></text:h>
        <text:p text:style-name="P10"><text:span text:style-name="T19">As with most statements, you can add a </text:span><text:span text:style-name="T34">WHERE</text:span><text:span text:style-name="T19"> clause after the </text:span><text:span text:style-name="T34">FROM</text:span><text:span text:style-name="T19"> clause to restrict the rows that you are querying. Here you can get the unique values in a column while only looking at certain rows.</text:span></text:p>
        <text:p text:style-name="P7"><text:span text:style-name="T14">SELECT DISTINCT(</text:span><text:span text:style-name="T16">column</text:span><text:span text:style-name="T14">)</text:span></text:p>
        <text:p text:style-name="Default"><text:span text:style-name="T14">FROM </text:span><text:span text:style-name="T15">table</text:span></text:p>
        <text:p text:style-name="Default"><text:span text:style-name="T14">WHERE </text:span><text:span text:style-name="T15">conditions</text:span></text:p>
        <text:p text:style-name="Default"><text:span text:style-name="T15"/></text:p>
        <text:p text:style-name="Default"><text:span text:style-name="T5">For example:</text:span></text:p>
        <text:p text:style-name="P7"><text:span text:style-name="T18">SELECT DISTINCT(borough)</text:span></text:p>
        <text:p text:style-name="Default"><text:span text:style-name="T18">FROM citibike</text:span></text:p>
        <text:p text:style-name="Default"><text:span text:style-name="T18">WHERE bikes &gt; 10</text:span></text:p>
        <text:h text:style-name="Heading_20_3" text:outline-level="3"><text:span text:style-name="T3">Ordering rows</text:span></text:h>
        <text:p text:style-name="P8"><text:span text:style-name="T4">Add an </text:span><text:span text:style-name="T11">ORDER BY</text:span><text:span text:style-name="T19"> clause after a </text:span><text:span text:style-name="T11">FROM</text:span><text:span text:style-name="T19"> clause (or a </text:span><text:span text:style-name="T11">WHERE</text:span><text:span text:style-name="T19"> clause, if you are filtering) to sort rows.</text:span></text:p>
        <text:p text:style-name="P7"><text:span text:style-name="T14">SELECT *</text:span></text:p>
        <text:p text:style-name="Default"><text:span text:style-name="T14">FROM </text:span><text:span text:style-name="T15">table</text:span></text:p>
        <text:p text:style-name="Default"><text:span text:style-name="T14">WHERE </text:span><text:span text:style-name="T15">conditions</text:span></text:p>
        <text:p text:style-name="Default"><text:span text:style-name="T14">ORDER BY </text:span><text:span text:style-name="T15">column</text:span></text:p>
        <text:p text:style-name="Default"><text:span text:style-name="T15"/></text:p>
        <text:p text:style-name="Default"><text:span text:style-name="T5">For example:</text:span></text:p>
        <text:p text:style-name="P7"><text:span text:style-name="T18">SELECT DISTINCT(borough)</text:span></text:p>
        <text:p text:style-name="Default"><text:span text:style-name="T18">FROM citibike</text:span></text:p>
        <text:p text:style-name="Default"><text:span text:style-name="T18">WHERE bikes &gt; 10</text:span></text:p>
        <text:p text:style-name="Default"><text:span text:style-name="T18">ORDER BY bikes</text:span></text:p>
        <text:section text:style-name="Sect1" text:name="Section2">
          <text:p text:style-name="P11"/>
          <text:p text:style-name="P11"/>
          <text:h text:style-name="P15" text:outline-level="2"><text:soft-page-break/>Condition <text:span text:style-name="T35">operators</text:span></text:h>
          <text:p text:style-name="P1">WHERE clause <text:span text:style-name="T35">condition</text:span>s can contain the following operators:</text:p>
          <text:p text:style-name="P3">&gt;<text:tab/><text:tab/><text:tab/><text:span text:style-name="T23">Greater than. Eg, </text:span>bikes &gt; 10<text:span text:style-name="T23"> select</text:span><text:span text:style-name="T28">s</text:span><text:span text:style-name="T23"> rows with </text:span>bikes<text:span text:style-name="T23"> over 10.</text:span></text:p>
          <text:p text:style-name="P3">&lt;<text:tab/><text:tab/><text:tab/><text:span text:style-name="T23">Less than. Eg, </text:span>bikes &lt; 10<text:span text:style-name="T23"> select</text:span><text:span text:style-name="T28">s</text:span><text:span text:style-name="T23"> rows with </text:span>bikes<text:span text:style-name="T23"> under 10.</text:span></text:p>
          <text:p text:style-name="P3">=<text:tab/><text:tab/><text:tab/><text:span text:style-name="T23">Equal. Eg, </text:span>bikes = 10<text:span text:style-name="T23"> select</text:span><text:span text:style-name="T28">s</text:span><text:span text:style-name="T23"> rows with </text:span>bikes<text:span text:style-name="T23"> equal to 10.</text:span></text:p>
          <text:p text:style-name="P3">!=<text:tab/><text:tab/><text:tab/><text:span text:style-name="T23">Not equal. Eg, </text:span>bikes != 10<text:span text:style-name="T23"> select</text:span><text:span text:style-name="T28">s</text:span><text:span text:style-name="T23"> rows with </text:span>bikes<text:span text:style-name="T23"> not equal to 10.</text:span></text:p>
          <text:p text:style-name="P3">&gt;=<text:tab/><text:tab/><text:tab/><text:span text:style-name="T23">Greater or equal. </text:span>bikes &gt;= 10<text:span text:style-name="T23"> select</text:span><text:span text:style-name="T28">s</text:span><text:span text:style-name="T23"> rows with </text:span>bikes<text:span text:style-name="T23"> greater or equal to 10.</text:span></text:p>
          <text:p text:style-name="P3">&lt;=<text:tab/><text:tab/><text:tab/><text:span text:style-name="T23">Less than or equal. </text:span>bikes &lt;= 10<text:span text:style-name="T23"> select</text:span><text:span text:style-name="T28">s</text:span><text:span text:style-name="T23"> rows with </text:span>bikes<text:span text:style-name="T23"> less than or equal to 10.</text:span></text:p>
          <text:p text:style-name="P4">IN<text:tab/><text:tab/><text:tab/><text:span text:style-name="T28">In</text:span><text:span text:style-name="T23">. Eg, </text:span>bikes <text:span text:style-name="T35">in</text:span> <text:span text:style-name="T35">(8, 9, </text:span>10<text:span text:style-name="T35">)</text:span><text:span text:style-name="T23">, selecting rows with </text:span>bikes<text:span text:style-name="T23"> equal to </text:span><text:span text:style-name="T28">8, 9, or </text:span><text:span text:style-name="T23">10.</text:span></text:p>
          <text:p text:style-name="P3">IS NULL<text:tab/><text:tab/><text:span text:style-name="T28">Is null. Eg, </text:span><text:span text:style-name="T35">bikes IS NULL</text:span><text:span text:style-name="T28">, selecting rows where </text:span><text:span text:style-name="T35">bikes</text:span><text:span text:style-name="T28"> is not set.</text:span></text:p>
          <text:p text:style-name="P4">IS NOT NULL<text:tab/><text:span text:style-name="T28">Is not null. Eg, </text:span><text:span text:style-name="T35">bikes IS NOT NULL</text:span><text:span text:style-name="T28">, selecting rows where </text:span><text:span text:style-name="T35">bikes</text:span><text:span text:style-name="T28"> is set.</text:span></text:p>
        </text:section>
      </text:section>
      <text:section text:style-name="Sect3" text:name="Section3">
        <text:h text:style-name="P15" text:outline-level="2">Working with strings</text:h>
        <text:p text:style-name="P2">If you are working with a column that is a string, your conditions sometimes have to take that into account. For example, when using <text:span text:style-name="T32">=</text:span>, you have to put the string you are comparing the column to in quotes:</text:p>
        <text:p text:style-name="P2"><text:tab/><text:span text:style-name="T32">SELECT *</text:span></text:p>
        <text:p text:style-name="P5"><text:tab/>FROM citibike</text:p>
        <text:p text:style-name="P5"><text:tab/>WHERE borough = 'Brooklyn'</text:p>
        <text:p text:style-name="P2">More likely you will be searching within a column, which you can do using the <text:span text:style-name="T32">ILIKE</text:span> operator:</text:p>
        <text:p text:style-name="P2"><text:tab/><text:span text:style-name="T32">SELECT *</text:span></text:p>
        <text:p text:style-name="P5"><text:tab/>FROM citibike</text:p>
        <text:p text:style-name="P5"><text:tab/>WHERE address ILIKE '%fulton%'</text:p>
        <text:p text:style-name="P2">The above searches the address column for any values containing “<text:span text:style-name="T32">fulton</text:span>”. The <text:span text:style-name="T32">%</text:span> means “match anything,” so this translates to “fulton preceded by anything and followed by anything el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Arial1" svg:font-family="Arial" style:font-family-generic="roman"/>
    <style:font-face style:name="Arial Unicode MS" svg:font-family="'Arial Unicode MS'" style:font-family-generic="roman"/>
    <style:font-face style:name="Courier" svg:font-family="Courier" style:font-family-generic="roman"/>
    <style:font-face style:name="Lohit Hindi" svg:font-family="'Lohit Hindi'" style:font-family-generic="roman"/>
    <style:font-face style:name="Courier 10 Pitch" svg:font-family="'Courier 10 Pitch'" style:font-pitch="fixed"/>
    <style:font-face style:name="Courier1"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Arial Unicode MS" fo:font-family="'Arial Unicode M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5in" fo:margin-right="0.2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4-02-18T14:26:45.912426823</meta:creation-date>
    <dc:date>2014-02-18T15:25:16.825571738</dc:date>
    <dc:creator>Eric </dc:creator>
    <meta:editing-duration>PT43M19S</meta:editing-duration>
    <meta:editing-cycles>12</meta:editing-cycles>
    <meta:generator>LibreOffice/4.1.3.2$Linux_X86_64 LibreOffice_project/410m0$Build-2</meta:generator>
    <meta:document-statistic meta:table-count="0" meta:image-count="0" meta:object-count="0" meta:page-count="3" meta:paragraph-count="119" meta:word-count="881" meta:character-count="4875" meta:non-whitespace-character-count="4087"/>
  </office:meta>
</office:document-meta>
</file>